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7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.9709in" svg:height="4.8732in" svg:x="0.1705in" svg:y="0.9516in">
            <draw:object draw:notify-on-update-of-ranges="Sheet1.B1:Sheet1.C1 Sheet1.A2:Sheet1.A2 Sheet1.B2:Sheet1.C2 Sheet1.A3:Sheet1.A3 Sheet1.B3:Sheet1.C3 Sheet1.A4:Sheet1.A4 Sheet1.B4:Sheet1.C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Transportation mode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25" calcext:value-type="float">
            <text:p>2025</text:p>
          </table:table-cell>
          <table:table-cell/>
        </table:table-row>
        <table:table-row table:style-name="ro1">
          <table:table-cell office:value-type="string" calcext:value-type="string">
            <text:p>Land</text:p>
          </table:table-cell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table:number-columns-repeated="3"/>
          <table:table-cell>
            <draw:frame draw:z-index="1" draw:style-name="gr1" draw:text-style-name="P1" svg:width="5.1587in" svg:height="4.8622in" svg:x="0.7598in" svg:y="0.063in">
              <draw:object draw:notify-on-update-of-ranges="Sheet1.B1:Sheet1.C1 Sheet1.A5:Sheet1.A5 Sheet1.B5:Sheet1.C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17:58:48.110544532</meta:creation-date>
    <dc:date>2025-04-01T20:25:09.286107867</dc:date>
    <meta:editing-duration>PT3H11M9S</meta:editing-duration>
    <meta:editing-cycles>18</meta:editing-cycles>
    <meta:generator>LibreOffice/7.4.7.2$Linux_X86_64 LibreOffice_project/40$Build-2</meta:generator>
    <meta:document-statistic meta:table-count="1" meta:cell-count="15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 chart:data-label-number="value" chart:data-label-text="false" chart:data-label-symbol="false" chart:data-label-series="fals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fo:font-weight="bold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svg:stroke-width="0.08cm" svg:stroke-color="#b47804" draw:fill-color="#b47804" dr3d:edge-rounding="5%"/>
      <style:text-properties fo:font-family="'Liberation Mono'" style:font-style-name="Italic" style:font-family-generic="modern" style:font-pitch="fixed" fo:font-size="10pt" fo:font-style="italic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svg:stroke-width="0.08cm" svg:stroke-color="#5983b0" draw:fill-color="#5983b0" dr3d:edge-rounding="5%"/>
      <style:text-properties fo:font-family="'Liberation Mono'" style:font-style-name="Regular" style:font-family-generic="modern" style:font-pitch="fixed" fo:font-size="10pt" fo:font-style="italic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svg:stroke-width="0.08cm" svg:stroke-color="#ec9ba4" draw:fill-color="#ec9ba4"/>
      <style:text-properties fo:font-family="'Liberation Mono'" style:font-style-name="Italic" style:font-family-generic="modern" style:font-pitch="fixed" fo:font-size="10pt" fo:font-style="italic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627cm" svg:height="12.379cm" xlink:href=".." xlink:type="simple" chart:class="chart:line" chart:style-name="ch1">
        <chart:title svg:x="1.295cm" svg:y="0.382cm" chart:style-name="ch2">
          <text:p>Comparison of the average service prices for various modes of transport in a made-up market for the years 2015 and 2025 (space transportation omitted)</text:p>
        </chart:title>
        <chart:subtitle svg:x="1.295cm" svg:y="2.918cm" chart:style-name="ch3">
          <text:p>Space transportation omitted for otherwise the differences between service prices for other modes would be barely visible.</text:p>
        </chart:subtitle>
        <chart:legend chart:legend-position="end" svg:x="9.564cm" svg:y="6.84cm" style:legend-expansion="custom" svg:width="2.509cm" svg:height="2.677cm" style:legend-expansion-aspect-ratio="0.937243182667165" chart:style-name="ch4"/>
        <chart:plot-area chart:style-name="ch5" table:cell-range-address="Sheet1.A1:Sheet1.C4" chart:data-source-has-labels="both" svg:x="3.111cm" svg:y="5.232cm" svg:width="6.045cm" svg:height="6.714cm">
          <chart:coordinate-region svg:x="3.918cm" svg:y="5.431cm" svg:width="4.866cm" svg:height="5.868cm"/>
          <chart:axis chart:dimension="x" chart:name="primary-x" chart:style-name="ch6" chartooo:axis-type="auto">
            <chartooo:date-scale/>
            <chart:categories table:cell-range-address="Sheet1.B1:Sheet1.C1"/>
          </chart:axis>
          <chart:axis chart:dimension="y" chart:name="primary-y" chart:style-name="ch7">
            <chart:title svg:x="2.299cm" svg:y="10.207cm" chart:style-name="ch8">
              <text:p>Average service price</text:p>
            </chart:title>
            <chart:grid chart:style-name="ch9" chart:class="major"/>
          </chart:axis>
          <chart:series chart:style-name="ch10" chart:values-cell-range-address="Sheet1.B2:Sheet1.C2" chart:label-cell-address="Sheet1.A2:Sheet1.A2" chart:class="chart:line">
            <chart:data-point chart:repeated="2"/>
          </chart:series>
          <chart:series chart:style-name="ch11" chart:values-cell-range-address="Sheet1.B3:Sheet1.C3" chart:label-cell-address="Sheet1.A3:Sheet1.A3" chart:class="chart:line">
            <chart:data-point chart:repeated="2"/>
          </chart:series>
          <chart:series chart:style-name="ch12" chart:values-cell-range-address="Sheet1.B4:Sheet1.C4" chart:label-cell-address="Sheet1.A4:Sheet1.A4" chart:class="chart:line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2015">
                <text:p>2015</text:p>
                <draw:g>
                  <svg:desc>Sheet1.B1:Sheet1.C1</svg:desc>
                </draw:g>
              </table:table-cell>
              <table:table-cell office:value-type="float" office:value="2025">
                <text:p>2025</text:p>
              </table:table-cell>
            </table:table-row>
          </table:table-header-rows>
          <table:table-rows>
            <table:table-row>
              <table:table-cell office:value-type="string">
                <text:p>Land</text:p>
                <draw:g>
                  <svg:desc>Sheet1.A2:Sheet1.A2</svg:desc>
                </draw:g>
              </table:table-cell>
              <table:table-cell office:value-type="float" office:value="10">
                <text:p>10</text:p>
                <draw:g>
                  <svg:desc>Sheet1.B2:Sheet1.C2</svg:desc>
                </draw:g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Water</text:p>
                <draw:g>
                  <svg:desc>Sheet1.A3:Sheet1.A3</svg:desc>
                </draw:g>
              </table:table-cell>
              <table:table-cell office:value-type="float" office:value="30">
                <text:p>30</text:p>
                <draw:g>
                  <svg:desc>Sheet1.B3:Sheet1.C3</svg:desc>
                </draw:g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ir</text:p>
                <draw:g>
                  <svg:desc>Sheet1.A4:Sheet1.A4</svg:desc>
                </draw:g>
              </table:table-cell>
              <table:table-cell office:value-type="float" office:value="100">
                <text:p>100</text:p>
                <draw:g>
                  <svg:desc>Sheet1.B4:Sheet1.C4</svg:desc>
                </draw:g>
              </table:table-cell>
              <table:table-cell office:value-type="float" office:value="150">
                <text:p>1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d428" draw:fill-color="#ffd428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104cm" svg:height="12.351cm" xlink:href=".." xlink:type="simple" chart:class="chart:line" chart:style-name="ch1">
        <chart:title svg:x="1.336cm" svg:y="0.383cm" chart:style-name="ch2">
          <text:p>Comparison of the average service prices for space transportation in a made-up market for the years 2015 and 2025</text:p>
        </chart:title>
        <chart:legend chart:legend-position="end" svg:x="9.925cm" svg:y="6.861cm" style:legend-expansion="custom" svg:width="2.603cm" svg:height="2.671cm" style:legend-expansion-aspect-ratio="0.974541370273306" chart:style-name="ch3"/>
        <chart:plot-area chart:style-name="ch4" table:cell-range-address="Sheet1.B1:Sheet1.C1 Sheet1.A5:Sheet1.C5" chart:data-source-has-labels="both" svg:x="2.888cm" svg:y="5.102cm" svg:width="6.598cm" svg:height="6.818cm">
          <chart:coordinate-region svg:x="4.065cm" svg:y="5.301cm" svg:width="5.049cm" svg:height="5.972cm"/>
          <chart:axis chart:dimension="x" chart:name="primary-x" chart:style-name="ch5" chartooo:axis-type="auto">
            <chartooo:date-scale/>
            <chart:categories table:cell-range-address="Sheet1.B1:Sheet1.C1"/>
          </chart:axis>
          <chart:axis chart:dimension="y" chart:name="primary-y" chart:style-name="ch6">
            <chart:title svg:x="2.066cm" svg:y="10.129cm" chart:style-name="ch7">
              <text:p>Average service price</text:p>
            </chart:title>
            <chart:grid chart:style-name="ch8" chart:class="major"/>
          </chart:axis>
          <chart:series chart:style-name="ch9" chart:values-cell-range-address="Sheet1.B5:Sheet1.C5" chart:label-cell-address="Sheet1.A5:Sheet1.A5" chart:class="chart:line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2015">
                <text:p>2015</text:p>
                <draw:g>
                  <svg:desc>Sheet1.B1:Sheet1.C1</svg:desc>
                </draw:g>
              </table:table-cell>
              <table:table-cell office:value-type="float" office:value="2025">
                <text:p>2025</text:p>
              </table:table-cell>
            </table:table-row>
          </table:table-header-rows>
          <table:table-rows>
            <table:table-row>
              <table:table-cell office:value-type="string">
                <text:p>Space</text:p>
                <draw:g>
                  <svg:desc>Sheet1.A5:Sheet1.A5</svg:desc>
                </draw:g>
              </table:table-cell>
              <table:table-cell office:value-type="float" office:value="1000">
                <text:p>1000</text:p>
                <draw:g>
                  <svg:desc>Sheet1.B5:Sheet1.C5</svg:desc>
                </draw:g>
              </table:table-cell>
              <table:table-cell office:value-type="float" office:value="10000">
                <text:p>1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